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7.802cm" fo:min-width="10.06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f66cc" draw:textarea-horizontal-align="justify" draw:textarea-vertical-align="middle" draw:auto-grow-height="false" fo:min-height="0.704cm" fo:min-width="1.7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042cm" fo:min-width="3.06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66cc"/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922cm" svg:x="2.235cm" svg:y="8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54cm" svg:height="1.27cm" svg:x="6.08cm" svg:y="2.27cm">
          <text:p text:style-name="P2">CA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4cm" svg:height="1.27cm" svg:x="3.54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54cm" svg:height="1.27cm" svg:x="8.62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35cm" svg:y1="3.54cm" svg:x2="4.81cm" svg:y2="4.81cm" draw:start-shape="id1" draw:start-glue-point="2" draw:end-shape="id2" draw:end-glue-point="0" svg:d="M7350 3540l-2540 1270" svg:viewBox="0 0 2541 1271">
          <text:p text:style-name="P2"><text:span text:style-name="T2">Signed by</text:span></text:p>
        </draw:connector>
        <draw:connector draw:style-name="gr4" draw:text-style-name="P4" draw:layer="layout" draw:type="line" svg:x1="7.35cm" svg:y1="3.54cm" svg:x2="9.89cm" svg:y2="4.81cm" draw:start-shape="id1" draw:start-glue-point="2" draw:end-shape="id3" draw:end-glue-point="0" svg:d="M7350 3540l2540 1270" svg:viewBox="0 0 2541 1271">
          <text:p text:style-name="P2"><text:span text:style-name="T2">Signed by</text:span></text:p>
        </draw:connector>
        <draw:custom-shape draw:style-name="gr5" draw:text-style-name="P5" xml:id="id4" draw:id="id4" draw:layer="layout" svg:width="3.81cm" svg:height="2.54cm" svg:x="2.87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81cm" svg:height="2.54cm" svg:x="9.22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3.81cm" svg:height="2.54cm" svg:x="2.87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81cm" svg:height="2.54cm" svg:x="9.22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cm" svg:y1="10.52cm" svg:x2="9.22cm" svg:y2="10.52cm" draw:start-shape="id4" draw:start-glue-point="1" draw:end-shape="id5" draw:end-glue-point="3" svg:d="M6680 10520h2540" svg:viewBox="0 0 2541 1">
          <text:p/>
        </draw:connector>
        <draw:connector draw:style-name="gr6" draw:text-style-name="P6" draw:layer="layout" draw:type="line" svg:x1="4.775cm" svg:y1="14.33cm" svg:x2="11.125cm" svg:y2="11.79cm" draw:start-shape="id6" draw:start-glue-point="0" draw:end-shape="id5" draw:end-glue-point="2" svg:d="M4775 14330l6350-2540" svg:viewBox="0 0 6351 2541">
          <text:p/>
        </draw:connector>
        <draw:connector draw:style-name="gr6" draw:text-style-name="P6" draw:layer="layout" draw:type="line" svg:x1="4.775cm" svg:y1="11.79cm" svg:x2="11.125cm" svg:y2="14.33cm" draw:start-shape="id4" draw:start-glue-point="2" draw:end-shape="id7" draw:end-glue-point="0" svg:d="M4775 11790l6350 2540" svg:viewBox="0 0 6351 2541">
          <text:p/>
        </draw:connector>
        <draw:connector draw:style-name="gr6" draw:text-style-name="P6" draw:layer="layout" draw:type="line" svg:x1="6.68cm" svg:y1="15.6cm" svg:x2="9.22cm" svg:y2="15.6cm" draw:start-shape="id6" draw:start-glue-point="1" svg:d="M6680 15600h2540" svg:viewBox="0 0 2541 1">
          <text:p/>
        </draw:connector>
        <draw:connector draw:style-name="gr6" draw:text-style-name="P6" draw:layer="layout" draw:type="line" svg:x1="11.125cm" svg:y1="14.33cm" svg:x2="11.125cm" svg:y2="11.79cm" draw:start-shape="id7" draw:start-glue-point="0" draw:end-shape="id5" draw:end-glue-point="2" svg:d="M11125 14330v-2540" svg:viewBox="0 0 1 2541">
          <text:p/>
        </draw:connector>
        <draw:connector draw:style-name="gr6" draw:text-style-name="P6" draw:layer="layout" draw:type="line" svg:x1="4.775cm" svg:y1="14.33cm" svg:x2="4.775cm" svg:y2="11.79cm" draw:start-shape="id6" draw:end-shape="id4" draw:end-glue-point="2" svg:d="M4775 14330v-2540" svg:viewBox="0 0 1 2541">
          <text:p/>
        </draw:connector>
        <draw:frame draw:style-name="gr7" draw:text-style-name="P7" xml:id="id9" draw:id="id9" draw:layer="layout" svg:width="1.632cm" svg:height="0.649cm" svg:x="10.271cm" svg:y="14.3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cm" svg:y="9.2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1cm" svg:y="9.241cm">
          <draw:text-box>
            <text:p><text:span text:style-name="T2">Node 2</text:span></text:p>
          </draw:text-box>
        </draw:frame>
        <draw:frame draw:style-name="gr7" draw:text-style-name="P7" xml:id="id8" draw:id="id8" draw:layer="layout" svg:width="1.632cm" svg:height="0.649cm" svg:x="3.921cm" svg:y="14.3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cm" svg:y="8.62cm">
          <draw:text-box>
            <text:p><text:span text:style-name="T3">CA 1</text:span></text:p>
          </draw:text-box>
        </draw:frame>
        <draw:connector draw:style-name="gr9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9.89cm" svg:y2="4.81cm" draw:start-shape="id1" draw:start-glue-point="2" draw:end-shape="id3" draw:end-glue-point="0" svg:d="M7350 3540l2540 1270" svg:viewBox="0 0 2541 1271">
          <text:p/>
        </draw:connector>
        <draw:connector draw:style-name="gr11" draw:text-style-name="P6" draw:layer="layout" draw:type="line" svg:x1="6.68cm" svg:y1="10.52cm" svg:x2="9.22cm" svg:y2="10.52cm" draw:start-shape="id4" draw:start-glue-point="1" draw:end-shape="id5" svg:d="M6680 10520h2540" svg:viewBox="0 0 2541 1">
          <text:p/>
        </draw:connector>
        <draw:connector draw:style-name="gr11" draw:text-style-name="P6" draw:layer="layout" draw:type="line" svg:x1="6.68cm" svg:y1="15.6cm" svg:x2="9.22cm" svg:y2="15.6cm" draw:start-shape="id6" draw:start-glue-point="1" draw:end-shape="id7" svg:d="M6680 15600h2540" svg:viewBox="0 0 2541 1">
          <text:p/>
        </draw:connector>
        <draw:connector draw:style-name="gr11" draw:text-style-name="P6" draw:layer="layout" draw:type="line" svg:x1="4.775cm" svg:y1="11.79cm" svg:x2="4.737cm" svg:y2="14.321cm" draw:start-shape="id4" draw:start-glue-point="2" draw:end-shape="id8" svg:d="M4775 11790l-38 2531" svg:viewBox="0 0 39 2532">
          <text:p/>
        </draw:connector>
        <draw:connector draw:style-name="gr11" draw:text-style-name="P6" draw:layer="layout" draw:type="line" svg:x1="11.125cm" svg:y1="11.79cm" svg:x2="11.087cm" svg:y2="14.321cm" draw:start-shape="id5" draw:start-glue-point="2" draw:end-shape="id9" svg:d="M11125 11790l-38 2531" svg:viewBox="0 0 39 2532">
          <text:p/>
        </draw:connector>
        <draw:connector draw:style-name="gr11" draw:text-style-name="P6" draw:layer="layout" draw:type="line" svg:x1="4.775cm" svg:y1="11.79cm" svg:x2="11.087cm" svg:y2="14.321cm" draw:start-shape="id4" draw:start-glue-point="2" draw:end-shape="id9" draw:end-glue-point="0" svg:d="M4775 11790l6312 2531" svg:viewBox="0 0 6313 2532">
          <text:p/>
        </draw:connector>
        <draw:connector draw:style-name="gr11" draw:text-style-name="P6" draw:layer="layout" draw:type="line" svg:x1="11.125cm" svg:y1="11.79cm" svg:x2="4.737cm" svg:y2="14.321cm" draw:start-shape="id5" draw:start-glue-point="2" draw:end-shape="id8" draw:end-glue-point="0" svg:d="M11125 11790l-6388 2531" svg:viewBox="0 0 6389 2532">
          <text:p/>
        </draw:connector>
        <draw:custom-shape draw:style-name="gr1" draw:text-style-name="P1" draw:layer="layout" svg:width="11.43cm" svg:height="8.922cm" svg:x="2.236cm" svg:y="1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3.81cm" svg:height="2.54cm" svg:x="2.87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3.81cm" svg:height="2.54cm" svg:x="9.22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3.81cm" svg:height="2.54cm" svg:x="2.87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81cm" svg:height="2.54cm" svg:x="9.22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6cm" svg:y="20.085cm">
          <text:p text:style-name="P2"><text:span text:style-name="T2">X.509 cert.</text:span></text:p>
          <text:p text:style-name="P2"><text:span text:style-name="T4">CN=Unique ID 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2.54cm" svg:height="1.27cm" svg:x="9.856cm" svg:y="25.165cm">
          <text:p text:style-name="P9"><text:span text:style-name="T2">X.509 cert.</text:span></text:p>
          <text:p text:style-name="P9"><text:span text:style-name="T4">CN=Unique ID 4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6cm" svg:y="20.085cm">
          <text:p text:style-name="P2"><text:span text:style-name="T2">X.509 cert.</text:span></text:p>
          <text:p text:style-name="P2"><text:span text:style-name="T4">CN=Unique ID 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2.54cm" svg:height="1.27cm" svg:x="3.506cm" svg:y="25.165cm">
          <text:p text:style-name="P9"><text:span text:style-name="T2">X.509 cert.</text:span></text:p>
          <text:p text:style-name="P9"><text:span text:style-name="T4">CN=Unique ID 3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1cm" svg:y1="20.72cm" svg:x2="9.221cm" svg:y2="20.72cm" draw:start-shape="id10" draw:start-glue-point="1" draw:end-shape="id11" draw:end-glue-point="3" svg:d="M6681 20720h2540" svg:viewBox="0 0 2541 1">
          <text:p/>
        </draw:connector>
        <draw:connector draw:style-name="gr6" draw:text-style-name="P6" draw:layer="layout" draw:type="line" svg:x1="4.776cm" svg:y1="24.53cm" svg:x2="11.126cm" svg:y2="21.99cm" draw:start-shape="id12" draw:start-glue-point="0" draw:end-shape="id11" draw:end-glue-point="2" svg:d="M4776 24530l6350-2540" svg:viewBox="0 0 6351 2541">
          <text:p/>
        </draw:connector>
        <draw:connector draw:style-name="gr6" draw:text-style-name="P6" draw:layer="layout" draw:type="line" svg:x1="4.776cm" svg:y1="21.99cm" svg:x2="11.126cm" svg:y2="24.53cm" draw:start-shape="id10" draw:start-glue-point="2" draw:end-shape="id13" draw:end-glue-point="0" svg:d="M4776 21990l6350 2540" svg:viewBox="0 0 6351 2541">
          <text:p/>
        </draw:connector>
        <draw:connector draw:style-name="gr6" draw:text-style-name="P6" draw:layer="layout" draw:type="line" svg:x1="6.681cm" svg:y1="25.8cm" svg:x2="9.221cm" svg:y2="25.8cm" draw:start-shape="id12" draw:start-glue-point="1" svg:d="M6681 25800h2540" svg:viewBox="0 0 2541 1">
          <text:p/>
        </draw:connector>
        <draw:connector draw:style-name="gr6" draw:text-style-name="P6" draw:layer="layout" draw:type="line" svg:x1="11.126cm" svg:y1="24.53cm" svg:x2="11.126cm" svg:y2="21.99cm" draw:start-shape="id13" draw:start-glue-point="0" draw:end-shape="id11" draw:end-glue-point="2" svg:d="M11126 24530v-2540" svg:viewBox="0 0 1 2541">
          <text:p/>
        </draw:connector>
        <draw:connector draw:style-name="gr6" draw:text-style-name="P6" draw:layer="layout" draw:type="line" svg:x1="4.776cm" svg:y1="24.53cm" svg:x2="4.776cm" svg:y2="21.99cm" draw:start-shape="id12" draw:end-shape="id10" draw:end-glue-point="2" svg:d="M4776 24530v-2540" svg:viewBox="0 0 1 2541">
          <text:p/>
        </draw:connector>
        <draw:frame draw:style-name="gr7" draw:text-style-name="P7" xml:id="id15" draw:id="id15" draw:layer="layout" svg:width="1.632cm" svg:height="0.649cm" svg:x="10.272cm" svg:y="24.5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1cm" svg:y="19.4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2cm" svg:y="19.441cm">
          <draw:text-box>
            <text:p><text:span text:style-name="T2">Node 2</text:span></text:p>
          </draw:text-box>
        </draw:frame>
        <draw:frame draw:style-name="gr7" draw:text-style-name="P7" xml:id="id14" draw:id="id14" draw:layer="layout" svg:width="1.632cm" svg:height="0.649cm" svg:x="3.922cm" svg:y="24.5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1cm" svg:y="18.82cm">
          <draw:text-box>
            <text:p><text:span text:style-name="T3">CA 1</text:span></text:p>
          </draw:text-box>
        </draw:frame>
        <draw:connector draw:style-name="gr11" draw:text-style-name="P6" draw:layer="layout" draw:type="line" svg:x1="6.681cm" svg:y1="20.72cm" svg:x2="9.221cm" svg:y2="20.72cm" draw:start-shape="id10" draw:start-glue-point="1" draw:end-shape="id11" svg:d="M6681 20720h2540" svg:viewBox="0 0 2541 1">
          <text:p/>
        </draw:connector>
        <draw:connector draw:style-name="gr11" draw:text-style-name="P6" draw:layer="layout" draw:type="line" svg:x1="6.681cm" svg:y1="25.8cm" svg:x2="9.221cm" svg:y2="25.8cm" draw:start-shape="id12" draw:start-glue-point="1" draw:end-shape="id13" svg:d="M6681 25800h2540" svg:viewBox="0 0 2541 1">
          <text:p/>
        </draw:connector>
        <draw:connector draw:style-name="gr11" draw:text-style-name="P6" draw:layer="layout" draw:type="line" svg:x1="4.776cm" svg:y1="21.99cm" svg:x2="4.738cm" svg:y2="24.521cm" draw:start-shape="id10" draw:start-glue-point="2" draw:end-shape="id14" svg:d="M4776 21990l-38 2531" svg:viewBox="0 0 39 2532">
          <text:p/>
        </draw:connector>
        <draw:connector draw:style-name="gr11" draw:text-style-name="P6" draw:layer="layout" draw:type="line" svg:x1="11.126cm" svg:y1="21.99cm" svg:x2="11.088cm" svg:y2="24.521cm" draw:start-shape="id11" draw:start-glue-point="2" draw:end-shape="id15" svg:d="M11126 21990l-38 2531" svg:viewBox="0 0 39 2532">
          <text:p/>
        </draw:connector>
        <draw:connector draw:style-name="gr11" draw:text-style-name="P6" draw:layer="layout" draw:type="line" svg:x1="4.776cm" svg:y1="21.99cm" svg:x2="11.088cm" svg:y2="24.521cm" draw:start-shape="id10" draw:start-glue-point="2" draw:end-shape="id15" draw:end-glue-point="0" svg:d="M4776 21990l6312 2531" svg:viewBox="0 0 6313 2532">
          <text:p/>
        </draw:connector>
        <draw:connector draw:style-name="gr11" draw:text-style-name="P6" draw:layer="layout" draw:type="line" svg:x1="11.126cm" svg:y1="21.99cm" svg:x2="4.738cm" svg:y2="24.521cm" draw:start-shape="id11" draw:start-glue-point="2" draw:end-shape="id14" draw:end-glue-point="0" svg:d="M11126 21990l-6388 2531" svg:viewBox="0 0 6389 2532">
          <text:p/>
        </draw:connector>
        <draw:frame draw:style-name="gr7" draw:text-style-name="P12" draw:layer="layout" svg:width="1.996cm" svg:height="0.649cm" svg:x="3.741cm" svg:y="21.342cm">
          <draw:text-box>
            <text:p text:style-name="P11"><text:span text:style-name="T4">Unique ID 1</text:span></text:p>
          </draw:text-box>
        </draw:frame>
        <draw:frame draw:style-name="gr7" draw:text-style-name="P12" draw:layer="layout" svg:width="1.996cm" svg:height="0.649cm" svg:x="10.141cm" svg:y="21.343cm">
          <draw:text-box>
            <text:p text:style-name="P11"><text:span text:style-name="T4">Unique ID 2</text:span></text:p>
          </draw:text-box>
        </draw:frame>
        <draw:frame draw:style-name="gr7" draw:text-style-name="P12" draw:layer="layout" svg:width="1.996cm" svg:height="0.649cm" svg:x="10.141cm" svg:y="26.444cm">
          <draw:text-box>
            <text:p text:style-name="P11"><text:span text:style-name="T4">Unique ID 4</text:span></text:p>
          </draw:text-box>
        </draw:frame>
        <draw:frame draw:style-name="gr7" draw:text-style-name="P12" draw:layer="layout" svg:width="1.996cm" svg:height="0.649cm" svg:x="3.841cm" svg:y="26.445cm">
          <draw:text-box>
            <text:p text:style-name="P11"><text:span text:style-name="T4">Unique ID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2:45:28.243624278</meta:creation-date>
    <meta:generator>LibreOffice/4.4.6.3$Linux_X86_64 LibreOffice_project/40m0$Build-3</meta:generator>
    <dc:date>2016-03-28T23:16:45.713181767</dc:date>
    <meta:editing-duration>PT30M51S</meta:editing-duration>
    <meta:editing-cycles>3</meta:editing-cycles>
    <meta:document-statistic meta:object-count="64"/>
  </office:meta>
</office:document-meta>
</file>